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6" calcext:value-type="float">
            <text:p>1356</text:p>
          </table:table-cell>
          <table:table-cell table:style-name="ce7" table:formula="of:=COUNTIF([.B7:.B999998];&quot;X&quot;)" office:value-type="float" office:value="1174" calcext:value-type="float">
            <text:p>117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6" calcext:value-type="float">
            <text:p>8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39" calcext:value-type="float">
            <text:p>14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5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21:30:16.9203597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29T21:31:06.466095227</dc:date>
    <meta:editing-duration>P1DT11H20M53S</meta:editing-duration>
    <meta:editing-cycles>1344</meta:editing-cycles>
    <meta:document-statistic meta:table-count="1" meta:cell-count="8182" meta:object-count="0"/>
  </office:meta>
</office:document-meta>
</file>